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2.101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</style:style>
    <style:style style:name="ce2" style:family="table-cell" style:parent-style-name="Default">
      <style:table-cell-properties fo:border="0.06pt solid #999999" style:rotation-angle="90"/>
    </style:style>
    <style:style style:name="ce3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4" style:family="table-cell" style:parent-style-name="Default">
      <style:table-cell-properties fo:border="0.06pt solid #999999" style:rotation-angle="0"/>
    </style:style>
  </office:automatic-styles>
  <office:body>
    <office:spreadsheet>
      <table:table table:name="Аркуш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3" table:default-cell-style-name="ce3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ce1"/>
        <table:table-column table:style-name="co2" table:number-columns-repeated="4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Default"/>
        <table:table-column table:style-name="co3" table:number-columns-repeated="959" table:default-cell-style-name="Default"/>
        <table:table-row table:style-name="ro1">
          <table:table-cell/>
          <table:table-cell table:style-name="ce2" office:value-type="string" calcext:value-type="string">
            <text:p>&lt;app&gt;</text:p>
          </table:table-cell>
          <table:table-cell table:style-name="ce2" office:value-type="string" calcext:value-type="string">
            <text:p>&lt;appName&gt;</text:p>
          </table:table-cell>
          <table:table-cell table:style-name="ce2" office:value-type="string" calcext:value-type="string">
            <text:p>&lt;list defs&gt;</text:p>
          </table:table-cell>
          <table:table-cell table:style-name="ce2" office:value-type="string" calcext:value-type="string">
            <text:p>&lt;definition&gt;</text:p>
          </table:table-cell>
          <table:table-cell table:style-name="ce2" office:value-type="string" calcext:value-type="string">
            <text:p>&lt;definition2&gt;</text:p>
          </table:table-cell>
          <table:table-cell table:style-name="ce2" office:value-type="string" calcext:value-type="string">
            <text:p>&lt;list of var&gt;</text:p>
          </table:table-cell>
          <table:table-cell table:style-name="ce2" office:value-type="string" calcext:value-type="string">
            <text:p>&lt;list ops&gt;</text:p>
          </table:table-cell>
          <table:table-cell table:style-name="ce2" office:value-type="string" calcext:value-type="string">
            <text:p>&lt;operator&gt;</text:p>
          </table:table-cell>
          <table:table-cell table:style-name="ce2" office:value-type="string" calcext:value-type="string">
            <text:p>&lt;operator2&gt;</text:p>
          </table:table-cell>
          <table:table-cell table:style-name="ce2" office:value-type="string" calcext:value-type="string">
            <text:p>&lt;setter&gt;</text:p>
          </table:table-cell>
          <table:table-cell table:style-name="ce2" office:value-type="string" calcext:value-type="string">
            <text:p>&lt;input&gt;</text:p>
          </table:table-cell>
          <table:table-cell table:style-name="ce2" office:value-type="string" calcext:value-type="string">
            <text:p>&lt;output&gt;</text:p>
          </table:table-cell>
          <table:table-cell table:style-name="ce2" office:value-type="string" calcext:value-type="string">
            <text:p>&lt;cycle&gt;</text:p>
          </table:table-cell>
          <table:table-cell table:style-name="ce2" office:value-type="string" calcext:value-type="string">
            <text:p>&lt;condition&gt;</text:p>
          </table:table-cell>
          <table:table-cell table:style-name="ce2" office:value-type="string" calcext:value-type="string">
            <text:p>&lt;log.expr.&gt;</text:p>
          </table:table-cell>
          <table:table-cell table:style-name="ce2" office:value-type="string" calcext:value-type="string">
            <text:p>&lt;log.exp.l1&gt;</text:p>
          </table:table-cell>
          <table:table-cell table:style-name="ce2" office:value-type="string" calcext:value-type="string">
            <text:p>&lt;log.exp.l2&gt;</text:p>
          </table:table-cell>
          <table:table-cell table:style-name="ce2" office:value-type="string" calcext:value-type="string">
            <text:p>&lt;relation&gt;</text:p>
          </table:table-cell>
          <table:table-cell table:style-name="ce2" office:value-type="string" calcext:value-type="string">
            <text:p>&lt;express.2&gt;</text:p>
          </table:table-cell>
          <table:table-cell table:style-name="ce2" office:value-type="string" calcext:value-type="string">
            <text:p>&lt;express.&gt;</text:p>
          </table:table-cell>
          <table:table-cell table:style-name="ce2" office:value-type="string" calcext:value-type="string">
            <text:p>&lt;term&gt;</text:p>
          </table:table-cell>
          <table:table-cell table:style-name="ce2" office:value-type="string" calcext:value-type="string">
            <text:p>&lt;multiplier&gt;</text:p>
          </table:table-cell>
          <table:table-cell table:style-name="ce2" office:value-type="string" calcext:value-type="string">
            <text:p>&lt;expr.resp.&gt;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@implement.</text:p>
          </table:table-cell>
          <table:table-cell table:style-name="ce2" office:value-type="string" calcext:value-type="string">
            <text:p>@interface</text:p>
          </table:table-cell>
          <table:table-cell table:style-name="ce2" office:value-type="string" calcext:value-type="string">
            <text:p>@en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endif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=</text:p>
          </table:table-cell>
          <table:table-cell table:style-name="ce2" office:value-type="string" calcext:value-type="string">
            <text:p>equ</text:p>
          </table:table-cell>
          <table:table-cell table:style-name="ce4" office:value-type="string" calcext:value-type="string">
            <text:p>!=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&lt;=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,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or</text:p>
          </table:table-cell>
          <table:table-cell office:value-type="string" calcext:value-type="string">
            <text:p>;</text:p>
          </table:table-cell>
          <table:table-cell table:style-name="ce4" office:value-type="string" calcext:value-type="string">
            <text:p>#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app&gt;</text:p>
          </table:table-cell>
          <table:table-cell table:number-columns-repeated="6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appName&gt;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2" table:style-name="ce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defs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definition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definition2&gt;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2" table:style-name="ce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of var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ist ops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perator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perator2&gt;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2" table:style-name="ce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setter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input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output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cycle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condition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r.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10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15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.l1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4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log.exp.l2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relation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ess.2&gt;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2" table:style-name="ce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ess.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=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=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=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term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string" calcext:value-type="string">
            <text:p>=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multiplier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expr.resp.&gt;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<text:s/></text:p>
          </table:table-cell>
          <table:table-cell table:style-name="ce3"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CONST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implement.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interface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=</text:p>
          </table:table-cell>
          <table:table-cell table:number-columns-repeated="21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38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@end</text:p>
          </table:table-cell>
          <table:table-cell table:number-columns-repeated="6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nput</text:p>
          </table:table-cell>
          <table:table-cell table:number-columns-repeated="4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output</text:p>
          </table:table-cell>
          <table:table-cell table:number-columns-repeated="4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NTER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table:number-columns-repeated="2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for</text:p>
          </table:table-cell>
          <table:table-cell table:number-columns-repeated="19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8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step</text:p>
          </table:table-cell>
          <table:table-cell table:number-columns-repeated="18" office:value-type="string" calcext:value-type="string">
            <text:p><text:s/></text:p>
          </table:table-cell>
          <table:table-cell table:style-name="ce3" office:value-type="string" calcext:value-type="string">
            <text:p>=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next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14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lse</text:p>
          </table:table-cell>
          <table:table-cell table:number-columns-repeated="14"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ndif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3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{</text:p>
          </table:table-cell>
          <table:table-cell table:number-columns-repeated="6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)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3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[</text:p>
          </table:table-cell>
          <table:table-cell table:number-columns-repeated="14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]</text:p>
          </table:table-cell>
          <table:table-cell table:number-columns-repeated="3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1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=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equ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!=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gt;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gt;=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&lt;=</text:p>
          </table:table-cell>
          <table:table-cell table:number-columns-repeated="19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12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!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/</text:p>
          </table:table-cell>
          <table:table-cell table:number-columns-repeated="2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*</text:p>
          </table:table-cell>
          <table:table-cell table:number-columns-repeated="2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^</text:p>
          </table:table-cell>
          <table:table-cell table:number-columns-repeated="21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20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3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38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15" office:value-type="string" calcext:value-type="string">
            <text:p><text:s/>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lt;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;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12" table:style-name="ce1"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29" table:style-name="ce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gt;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9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42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961"/>
        </table:table-row>
        <table:table-row table:style-name="ro2">
          <table:table-cell table:style-name="Default" table:number-columns-repeated="64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0.323cm" fo:margin-bottom="0cm" fo:margin-left="1.894cm" fo:margin-right="1cm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 style:data-style-name="N2" text:time-value="0000-00-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51:55.517000000</meta:creation-date>
    <dc:date>2013-12-16T10:18:35.154000000</dc:date>
    <meta:editing-duration>P6DT23H32M31S</meta:editing-duration>
    <meta:editing-cycles>28</meta:editing-cycles>
    <meta:generator>LibreOffice/4.1.1.2$Windows_x86 LibreOffice_project/7e4286b58adc75a14f6d83f53a03b6c11fa2903</meta:generator>
    <meta:document-statistic meta:table-count="1" meta:cell-count="4094" meta:object-count="0"/>
  </office:meta>
</office:document-meta>
</file>